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368cm" fo:min-width="1.118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_20_with_20_no_20_fill_20_and_20_no_20_line">
      <style:graphic-properties draw:stroke="solid" svg:stroke-color="#000000" svg:stroke-opacity="100%" draw:opacity="0%" draw:textarea-horizontal-align="justify" draw:textarea-vertical-align="middle" draw:auto-grow-height="false" fo:min-height="1.368cm" fo:min-width="1.118cm"/>
    </style:style>
    <style:style style:name="gr5" style:family="graphic" style:parent-style-name="standard">
      <style:graphic-properties draw:stroke="none" svg:stroke-width="0.035cm" svg:stroke-opacity="100%" draw:stroke-linejoin="miter" draw:fill="solid" draw:fill-color="#ffffff" draw:opacity="100%"/>
    </style:style>
    <style:style style:name="gr6" style:family="graphic" style:parent-style-name="standard">
      <style:graphic-properties draw:stroke="none" svg:stroke-width="0.035cm" svg:stroke-opacity="100%" draw:stroke-linejoin="miter" draw:fill="solid" draw:fill-color="#000000" draw:opacity="100%"/>
    </style:style>
    <style:style style:name="gr7" style:family="graphic" style:parent-style-name="Object_20_with_20_no_20_fill_20_and_20_no_20_line">
      <style:graphic-properties draw:stroke="solid" svg:stroke-color="#000000" svg:stroke-opacity="100%" draw:opacity="100%" draw:textarea-horizontal-align="justify" draw:textarea-vertical-align="middle" draw:auto-grow-height="false" fo:min-height="1.368cm" fo:min-width="1.118cm"/>
    </style:style>
    <style:style style:name="gr8" style:family="graphic" style:parent-style-name="standard">
      <style:graphic-properties draw:stroke="none" svg:stroke-width="0.035cm" svg:stroke-opacity="20%" draw:stroke-linejoin="miter" draw:fill="solid" draw:fill-color="#ffffff" draw:opacity="100%"/>
    </style:style>
    <style:style style:name="gr9" style:family="graphic" style:parent-style-name="standard">
      <style:graphic-properties draw:stroke="none" svg:stroke-width="0.035cm" svg:stroke-opacity="20%" draw:stroke-linejoin="miter" draw:fill="solid" draw:fill-color="#000000" draw:opacity="100%"/>
    </style:style>
    <style:style style:name="gr10" style:family="graphic" style:parent-style-name="objectwithoutfill">
      <style:graphic-properties draw:stroke="dash" draw:stroke-dash="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1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401cm" fo:min-width="8.009cm"/>
    </style:style>
    <style:style style:name="gr12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02cm" fo:min-width="2.421cm"/>
    </style:style>
    <style:style style:name="gr13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02cm" fo:min-width="6.485cm"/>
    </style:style>
    <style:style style:name="gr1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draw:stroke="dash" draw:stroke-dash="_33__20_Dashes_20_3_20_Dots_20__28_var_29_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solid" draw:fill-color="#ffffff" draw:opacity="100%"/>
    </style:style>
    <style:style style:name="P6" style:family="paragraph">
      <loext:graphic-properties draw:fill="solid" draw:fill-color="#000000" draw:opacity="100%"/>
    </style:style>
    <style:style style:name="P7" style:family="paragraph">
      <loext:graphic-properties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286cm" svg:height="2.286cm" svg:x="0.759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1§svg§600§FALSE§</svg:desc>
              <draw:polygon draw:style-name="gr2" draw:text-style-name="P2" draw:layer="layout" svg:width="0.881cm" svg:height="0.888cm" svg:x="1.461cm" svg:y="4.247cm" svg:viewBox="0 0 882 889" draw:points="443,889 0,889 0,0 882,0 882,889">
                <text:p/>
              </draw:polygon>
              <draw:path draw:style-name="gr3" draw:text-style-name="P3" draw:layer="layout" svg:width="0.359cm" svg:height="0.743cm" svg:x="1.487cm" svg:y="4.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3" draw:text-style-name="P3" draw:layer="layout" svg:width="0.3cm" svg:height="0.541cm" svg:x="1.966cm" svg:y="4.594cm" svg:viewBox="0 0 301 542" svg:d="M185 23c0-23 0-23-23-23-53 53-129 53-162 53v30c20 0 73 0 119-24v417c0 26 0 36-83 36h-29v30c13 0 115-3 145-3 26 0 129 3 149 3v-30h-33c-83 0-83-10-83-36z">
                <text:p/>
              </draw:path>
            </draw:g>
          </draw:g>
          <draw:g>
            <draw:custom-shape draw:style-name="gr1" draw:text-style-name="P1" draw:layer="layout" svg:width="2.286cm" svg:height="2.286cm" svg:x="5.192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2§svg§600§FALSE§</svg:desc>
              <draw:polygon draw:style-name="gr2" draw:text-style-name="P2" draw:layer="layout" svg:width="0.888cm" svg:height="0.872cm" svg:x="5.891cm" svg:y="4.255cm" svg:viewBox="0 0 889 873" draw:points="446,873 0,873 0,0 889,0 889,873">
                <text:p/>
              </draw:polygon>
              <draw:path draw:style-name="gr3" draw:text-style-name="P3" draw:layer="layout" svg:width="0.362cm" svg:height="0.729cm" svg:x="5.918cm" svg:y="4.239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<text:p/>
              </draw:path>
              <draw:path draw:style-name="gr3" draw:text-style-name="P3" draw:layer="layout" svg:width="0.365cm" svg:height="0.531cm" svg:x="6.364cm" svg:y="4.596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<text:p/>
              </draw:path>
            </draw:g>
          </draw:g>
          <draw:g>
            <draw:custom-shape draw:style-name="gr4" draw:text-style-name="P4" draw:layer="layout" svg:width="2.286cm" svg:height="2.286cm" svg:x="9.626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3§svg§600§FALSE§</svg:desc>
              <draw:polygon draw:style-name="gr5" draw:text-style-name="P5" draw:layer="layout" svg:width="0.881cm" svg:height="0.888cm" svg:x="10.328cm" svg:y="4.239cm" svg:viewBox="0 0 882 889" draw:points="443,889 0,889 0,0 882,0 882,889">
                <text:p/>
              </draw:polygon>
              <draw:path draw:style-name="gr6" draw:text-style-name="P6" draw:layer="layout" svg:width="0.359cm" svg:height="0.743cm" svg:x="10.354cm" svg:y="4.22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6" draw:text-style-name="P6" draw:layer="layout" svg:width="0.376cm" svg:height="0.558cm" svg:x="10.79cm" svg:y="4.586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<text:p/>
              </draw:path>
            </draw:g>
          </draw:g>
          <draw:g>
            <draw:custom-shape draw:style-name="gr1" draw:text-style-name="P1" draw:layer="layout" svg:width="2.286cm" svg:height="2.286cm" svg:x="14.059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4§svg§600§FALSE§</svg:desc>
              <draw:polygon draw:style-name="gr2" draw:text-style-name="P2" draw:layer="layout" svg:width="0.888cm" svg:height="0.872cm" svg:x="14.758cm" svg:y="4.255cm" svg:viewBox="0 0 889 873" draw:points="446,873 0,873 0,0 889,0 889,873">
                <text:p/>
              </draw:polygon>
              <draw:path draw:style-name="gr3" draw:text-style-name="P3" draw:layer="layout" svg:width="0.362cm" svg:height="0.729cm" svg:x="14.785cm" svg:y="4.239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<text:p/>
              </draw:path>
              <draw:path draw:style-name="gr3" draw:text-style-name="P3" draw:layer="layout" svg:width="0.405cm" svg:height="0.541cm" svg:x="15.211cm" svg:y="4.586cm" svg:viewBox="0 0 406 542" svg:d="M406 409v-29h-93v-357c0-17 0-23-17-23-10 0-13 0-23 10l-273 370v29h243v68c0 26 0 36-67 36h-23v29c43-3 93-3 123-3 34 0 83 0 127 3v-29h-24c-66 0-66-10-66-36v-68zM250 88v292h-220z">
                <text:p/>
              </draw:path>
            </draw:g>
          </draw:g>
        </draw:g>
        <draw:g>
          <draw:g>
            <draw:custom-shape draw:style-name="gr7" draw:text-style-name="P7" draw:layer="layout" svg:width="2.286cm" svg:height="2.286cm" svg:x="0.759cm" svg:y="9.9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1§svg§600§FALSE§</svg:desc>
              <draw:polygon draw:style-name="gr8" draw:text-style-name="P5" draw:layer="layout" svg:width="0.881cm" svg:height="0.888cm" svg:x="1.461cm" svg:y="10.648cm" svg:viewBox="0 0 882 889" draw:points="443,889 0,889 0,0 882,0 882,889">
                <text:p/>
              </draw:polygon>
              <draw:path draw:style-name="gr9" draw:text-style-name="P6" draw:layer="layout" svg:width="0.359cm" svg:height="0.743cm" svg:x="1.487cm" svg:y="10.631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9" draw:text-style-name="P6" draw:layer="layout" svg:width="0.3cm" svg:height="0.541cm" svg:x="1.966cm" svg:y="10.995cm" svg:viewBox="0 0 301 542" svg:d="M185 23c0-23 0-23-23-23-53 53-129 53-162 53v30c20 0 73 0 119-24v417c0 26 0 36-83 36h-29v30c13 0 115-3 145-3 26 0 129 3 149 3v-30h-33c-83 0-83-10-83-36z">
                <text:p/>
              </draw:path>
            </draw:g>
          </draw:g>
          <draw:g>
            <draw:custom-shape draw:style-name="gr1" draw:text-style-name="P1" draw:layer="layout" svg:width="2.286cm" svg:height="2.286cm" svg:x="5.192cm" svg:y="9.9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2§svg§600§FALSE§</svg:desc>
              <draw:polygon draw:style-name="gr2" draw:text-style-name="P2" draw:layer="layout" svg:width="0.888cm" svg:height="0.872cm" svg:x="5.891cm" svg:y="10.656cm" svg:viewBox="0 0 889 873" draw:points="446,873 0,873 0,0 889,0 889,873">
                <text:p/>
              </draw:polygon>
              <draw:path draw:style-name="gr3" draw:text-style-name="P3" draw:layer="layout" svg:width="0.362cm" svg:height="0.729cm" svg:x="5.918cm" svg:y="10.64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<text:p/>
              </draw:path>
              <draw:path draw:style-name="gr3" draw:text-style-name="P3" draw:layer="layout" svg:width="0.365cm" svg:height="0.531cm" svg:x="6.364cm" svg:y="10.997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<text:p/>
              </draw:path>
            </draw:g>
          </draw:g>
          <draw:g>
            <draw:custom-shape draw:style-name="gr1" draw:text-style-name="P1" draw:layer="layout" svg:width="2.286cm" svg:height="2.286cm" svg:x="9.626cm" svg:y="9.9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3§svg§600§FALSE§</svg:desc>
              <draw:polygon draw:style-name="gr2" draw:text-style-name="P2" draw:layer="layout" svg:width="0.881cm" svg:height="0.888cm" svg:x="10.328cm" svg:y="10.64cm" svg:viewBox="0 0 882 889" draw:points="443,889 0,889 0,0 882,0 882,889">
                <text:p/>
              </draw:polygon>
              <draw:path draw:style-name="gr3" draw:text-style-name="P3" draw:layer="layout" svg:width="0.359cm" svg:height="0.743cm" svg:x="10.354cm" svg:y="10.6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3" draw:text-style-name="P3" draw:layer="layout" svg:width="0.376cm" svg:height="0.558cm" svg:x="10.79cm" svg:y="10.987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<text:p/>
              </draw:path>
            </draw:g>
          </draw:g>
          <draw:g>
            <draw:custom-shape draw:style-name="gr7" draw:text-style-name="P7" draw:layer="layout" svg:width="2.286cm" svg:height="2.286cm" svg:x="14.059cm" svg:y="9.9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4§svg§600§FALSE§</svg:desc>
              <draw:polygon draw:style-name="gr5" draw:text-style-name="P5" draw:layer="layout" svg:width="0.888cm" svg:height="0.872cm" svg:x="14.758cm" svg:y="10.656cm" svg:viewBox="0 0 889 873" draw:points="446,873 0,873 0,0 889,0 889,873">
                <text:p/>
              </draw:polygon>
              <draw:path draw:style-name="gr6" draw:text-style-name="P6" draw:layer="layout" svg:width="0.362cm" svg:height="0.729cm" svg:x="14.785cm" svg:y="10.64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<text:p/>
              </draw:path>
              <draw:path draw:style-name="gr6" draw:text-style-name="P6" draw:layer="layout" svg:width="0.405cm" svg:height="0.541cm" svg:x="15.211cm" svg:y="10.987cm" svg:viewBox="0 0 406 542" svg:d="M406 409v-29h-93v-357c0-17 0-23-17-23-10 0-13 0-23 10l-273 370v29h243v68c0 26 0 36-67 36h-23v29c43-3 93-3 123-3 34 0 83 0 127 3v-29h-24c-66 0-66-10-66-36v-68zM250 88v292h-220z">
                <text:p/>
              </draw:path>
            </draw:g>
          </draw:g>
        </draw:g>
        <draw:g>
          <draw:g>
            <draw:custom-shape draw:style-name="gr1" draw:text-style-name="P1" draw:layer="layout" svg:width="2.286cm" svg:height="2.286cm" svg:x="0.759cm" svg:y="15.8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1§svg§600§FALSE§</svg:desc>
              <draw:polygon draw:style-name="gr2" draw:text-style-name="P2" draw:layer="layout" svg:width="0.881cm" svg:height="0.888cm" svg:x="1.461cm" svg:y="16.548cm" svg:viewBox="0 0 882 889" draw:points="443,889 0,889 0,0 882,0 882,889">
                <text:p/>
              </draw:polygon>
              <draw:path draw:style-name="gr3" draw:text-style-name="P3" draw:layer="layout" svg:width="0.359cm" svg:height="0.743cm" svg:x="1.487cm" svg:y="16.531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3" draw:text-style-name="P3" draw:layer="layout" svg:width="0.3cm" svg:height="0.541cm" svg:x="1.966cm" svg:y="16.895cm" svg:viewBox="0 0 301 542" svg:d="M185 23c0-23 0-23-23-23-53 53-129 53-162 53v30c20 0 73 0 119-24v417c0 26 0 36-83 36h-29v30c13 0 115-3 145-3 26 0 129 3 149 3v-30h-33c-83 0-83-10-83-36z">
                <text:p/>
              </draw:path>
            </draw:g>
          </draw:g>
          <draw:g>
            <draw:custom-shape draw:style-name="gr7" draw:text-style-name="P7" draw:layer="layout" svg:width="2.286cm" svg:height="2.286cm" svg:x="5.192cm" svg:y="15.8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5" draw:text-style-name="P5" draw:layer="layout" svg:width="0.888cm" svg:height="0.872cm" svg:x="5.891cm" svg:y="16.556cm" svg:viewBox="0 0 889 873" draw:points="446,873 0,873 0,0 889,0 889,873">
              <text:p/>
            </draw:polygon>
            <draw:path draw:style-name="gr6" draw:text-style-name="P6" draw:layer="layout" svg:width="0.362cm" svg:height="0.729cm" svg:x="5.918cm" svg:y="16.54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<text:p/>
            </draw:path>
            <draw:path draw:style-name="gr6" draw:text-style-name="P6" draw:layer="layout" svg:width="0.365cm" svg:height="0.531cm" svg:x="6.364cm" svg:y="16.897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<text:p/>
            </draw:path>
          </draw:g>
          <draw:g>
            <draw:custom-shape draw:style-name="gr7" draw:text-style-name="P7" draw:layer="layout" svg:width="2.286cm" svg:height="2.286cm" svg:x="9.626cm" svg:y="15.8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3§svg§600§FALSE§</svg:desc>
              <draw:polygon draw:style-name="gr5" draw:text-style-name="P5" draw:layer="layout" svg:width="0.881cm" svg:height="0.888cm" svg:x="10.328cm" svg:y="16.54cm" svg:viewBox="0 0 882 889" draw:points="443,889 0,889 0,0 882,0 882,889">
                <text:p/>
              </draw:polygon>
              <draw:path draw:style-name="gr6" draw:text-style-name="P6" draw:layer="layout" svg:width="0.359cm" svg:height="0.743cm" svg:x="10.354cm" svg:y="16.5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6" draw:text-style-name="P6" draw:layer="layout" svg:width="0.376cm" svg:height="0.558cm" svg:x="10.79cm" svg:y="16.887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<text:p/>
              </draw:path>
            </draw:g>
          </draw:g>
          <draw:g>
            <draw:custom-shape draw:style-name="gr7" draw:text-style-name="P7" draw:layer="layout" svg:width="2.286cm" svg:height="2.286cm" svg:x="14.059cm" svg:y="15.8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4§svg§600§FALSE§</svg:desc>
              <draw:polygon draw:style-name="gr5" draw:text-style-name="P5" draw:layer="layout" svg:width="0.888cm" svg:height="0.872cm" svg:x="14.758cm" svg:y="16.556cm" svg:viewBox="0 0 889 873" draw:points="446,873 0,873 0,0 889,0 889,873">
                <text:p/>
              </draw:polygon>
              <draw:path draw:style-name="gr6" draw:text-style-name="P6" draw:layer="layout" svg:width="0.362cm" svg:height="0.729cm" svg:x="14.785cm" svg:y="16.54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<text:p/>
              </draw:path>
              <draw:path draw:style-name="gr6" draw:text-style-name="P6" draw:layer="layout" svg:width="0.405cm" svg:height="0.541cm" svg:x="15.211cm" svg:y="16.887cm" svg:viewBox="0 0 406 542" svg:d="M406 409v-29h-93v-357c0-17 0-23-17-23-10 0-13 0-23 10l-273 370v29h243v68c0 26 0 36-67 36h-23v29c43-3 93-3 123-3 34 0 83 0 127 3v-29h-24c-66 0-66-10-66-36v-68zM250 88v292h-220z">
                <text:p/>
              </draw:path>
            </draw:g>
          </draw:g>
        </draw:g>
        <draw:line draw:style-name="gr10" draw:text-style-name="P8" draw:layer="layout" svg:x1="2.159cm" svg:y1="12.192cm" svg:x2="2.794cm" svg:y2="13.208cm">
          <text:p/>
        </draw:line>
        <draw:custom-shape draw:style-name="gr11" draw:text-style-name="P1" draw:layer="layout" svg:width="8.509cm" svg:height="1.651cm" svg:x="4.815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n_1,\;n_2,\;n_3,\;n_4,\;n_5§svg§600§FALSE§</svg:desc>
          <draw:polygon draw:style-name="gr2" draw:text-style-name="P2" draw:layer="layout" svg:width="8.002cm" svg:height="0.62cm" svg:x="5.069cm" svg:y="1.522cm" svg:viewBox="0 0 8003 621" draw:points="4002,621 0,621 0,0 8003,0 8003,621">
            <text:p/>
          </draw:polygon>
          <draw:path draw:style-name="gr3" draw:text-style-name="P3" draw:layer="layout" svg:width="0.538cm" svg:height="0.451cm" svg:x="5.097cm" svg:y="1.508cm" svg:viewBox="0 0 539 452" svg:d="M59 381c-3 17-8 40-8 45 0 17 14 26 28 26 11 0 31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<text:p/>
          </draw:path>
          <draw:path draw:style-name="gr3" draw:text-style-name="P3" draw:layer="layout" svg:width="0.256cm" svg:height="0.462cm" svg:x="5.738cm" svg:y="1.635cm" svg:viewBox="0 0 257 463" svg:d="M158 20c0-20 0-20-20-20-45 45-110 45-138 45v26c17 0 62 0 102-20v355c0 23 0 31-71 31h-25v26c11 0 98-3 124-3 22 0 110 3 127 3v-26h-28c-71 0-71-8-71-31z">
            <text:p/>
          </draw:path>
          <draw:path draw:style-name="gr3" draw:text-style-name="P3" draw:layer="layout" svg:width="0.118cm" svg:height="0.298cm" svg:x="6.192cm" svg:y="1.844cm" svg:viewBox="0 0 119 299" svg:d="M119 104c0-64-26-104-65-104-34 0-54 25-54 54 0 25 20 53 54 53 11 0 25-5 36-14 3-3 3-3 3-3 3 0 3 0 3 14 0 77-34 136-68 170-11 8-11 11-11 14 0 8 6 11 8 11 12 0 94-76 94-195z">
            <text:p/>
          </draw:path>
          <draw:path draw:style-name="gr3" draw:text-style-name="P3" draw:layer="layout" svg:width="0.538cm" svg:height="0.451cm" svg:x="6.85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11 12 11 12 12 0 12 0 17-23 17-70 37-118 74-118 19 0 31 11 31 45 0 19-3 31-17 84z">
            <text:p/>
          </draw:path>
          <draw:path draw:style-name="gr3" draw:text-style-name="P3" draw:layer="layout" svg:width="0.309cm" svg:height="0.462cm" svg:x="7.459cm" svg:y="1.635cm" svg:viewBox="0 0 310 463" svg:d="M310 336h-25c0 17-8 56-17 65-6 3-59 3-70 3h-127c73-65 95-85 138-116 53-42 101-85 101-153 0-84-76-135-163-135-88 0-147 62-147 124 0 37 31 40 37 40 17 0 36-12 36-37 0-11-2-37-39-37 20-50 68-65 101-65 71 0 108 54 108 110 0 63-45 111-68 136l-169 166c-6 6-6 6-6 26h288z">
            <text:p/>
          </draw:path>
          <draw:path draw:style-name="gr3" draw:text-style-name="P3" draw:layer="layout" svg:width="0.118cm" svg:height="0.298cm" svg:x="7.945cm" svg:y="1.844cm" svg:viewBox="0 0 119 299" svg:d="M119 104c0-64-26-104-65-104-34 0-54 25-54 54 0 25 20 53 54 53 11 0 25-5 36-14 3-3 3-3 3-3 3 0 3 0 3 14 0 77-34 136-68 170-11 8-11 11-11 14 0 8 6 11 8 11 12 0 94-76 94-195z">
            <text:p/>
          </draw:path>
          <draw:path draw:style-name="gr3" draw:text-style-name="P3" draw:layer="layout" svg:width="0.538cm" svg:height="0.451cm" svg:x="8.605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8 12 11 12 12 0 12 0 17-23 17-70 37-118 74-118 19 0 31 11 31 45 0 19-3 31-17 84z">
            <text:p/>
          </draw:path>
          <draw:path draw:style-name="gr3" draw:text-style-name="P3" draw:layer="layout" svg:width="0.321cm" svg:height="0.476cm" svg:x="9.206cm" svg:y="1.635cm" svg:viewBox="0 0 322 477" svg:d="M152 231c57 0 96 37 96 113 0 85-50 110-93 110-28 0-87-5-118-48 34 0 42-25 42-39 0-23-17-37-39-37-20 0-40 11-40 40 0 65 73 107 158 107 96 0 164-65 164-133 0-56-45-110-122-127 74-25 99-79 99-121 0-54-62-96-141-96-76 0-135 37-135 93 0 26 14 37 36 37 20 0 34-14 34-34 0-23-14-37-34-37 23-31 71-39 99-39 31 0 73 17 73 76 0 31-8 62-28 85-22 25-42 28-76 28-17 3-20 3-23 3-2 0-8 0-8 8 0 11 8 11 20 11z">
            <text:p/>
          </draw:path>
          <draw:path draw:style-name="gr3" draw:text-style-name="P3" draw:layer="layout" svg:width="0.118cm" svg:height="0.298cm" svg:x="9.7cm" svg:y="1.844cm" svg:viewBox="0 0 119 299" svg:d="M119 104c0-64-26-104-65-104-34 0-54 25-54 54 0 25 20 53 54 53 11 0 25-5 36-14 3-3 3-3 3-3 3 0 3 0 3 14 0 77-34 136-68 170-11 8-11 11-11 14 0 8 6 11 8 11 12 0 94-76 94-195z">
            <text:p/>
          </draw:path>
          <draw:path draw:style-name="gr3" draw:text-style-name="P3" draw:layer="layout" svg:width="0.538cm" svg:height="0.451cm" svg:x="10.357cm" svg:y="1.508cm" svg:viewBox="0 0 539 452" svg:d="M59 381c-3 17-8 40-8 45 0 17 14 26 28 26 11 0 28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<text:p/>
          </draw:path>
          <draw:path draw:style-name="gr3" draw:text-style-name="P3" draw:layer="layout" svg:width="0.343cm" svg:height="0.47cm" svg:x="10.95cm" svg:y="1.629cm" svg:viewBox="0 0 344 471" svg:d="M344 356v-26h-79v-310c0-14 0-20-14-20-8 0-11 0-20 8l-231 322v26h206v59c0 22 0 31-56 31h-20v25c36-3 79-3 104-3 28 0 71 0 107 3v-25h-19c-57 0-57-9-57-31v-59zM212 76v254h-187z">
            <text:p/>
          </draw:path>
          <draw:path draw:style-name="gr3" draw:text-style-name="P3" draw:layer="layout" svg:width="0.118cm" svg:height="0.298cm" svg:x="11.452cm" svg:y="1.844cm" svg:viewBox="0 0 119 299" svg:d="M119 104c0-64-26-104-65-104-34 0-54 25-54 54 0 25 20 53 54 53 11 0 25-5 36-14 3-3 3-3 6-3v14c0 77-34 136-68 170-11 8-11 11-11 14 0 8 6 11 8 11 12 0 94-76 94-195z">
            <text:p/>
          </draw:path>
          <draw:path draw:style-name="gr3" draw:text-style-name="P3" draw:layer="layout" svg:width="0.538cm" svg:height="0.451cm" svg:x="12.11cm" svg:y="1.508cm" svg:viewBox="0 0 539 452" svg:d="M59 381c-3 17-8 40-8 45 0 17 14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62-163 62-220 0-67-46-107-116-107-90 0-138 65-155 87-6-56-45-87-91-87-45 0-64 40-73 56-17 34-31 94-31 96 0 12 11 12 11 12 12 0 12 0 17-23 17-70 37-118 74-118 19 0 31 11 31 45 0 19-3 31-17 84z">
            <text:p/>
          </draw:path>
          <draw:path draw:style-name="gr3" draw:text-style-name="P3" draw:layer="layout" svg:width="0.309cm" svg:height="0.476cm" svg:x="12.719cm" svg:y="1.635cm" svg:viewBox="0 0 310 477" svg:d="M65 73c37 9 56 9 68 9 93 0 146-62 146-74 0-5-5-8-8-8 0 0-3 0-6 3-17 5-53 20-104 20-20 0-59-3-105-20-5-3-8-3-8-3-8 0-8 8-8 20v206c0 11 0 20 11 20 5 0 5-3 14-12 31-36 73-42 96-42 42 0 62 34 65 39 14 23 17 48 17 91 0 19 0 62-20 93-17 22-48 39-82 39-45 0-93-25-110-70 25 3 40-14 40-34 0-31-26-37-37-37 0 0-34 0-34 40 0 62 56 124 141 124 90 0 169-65 169-152 0-79-62-153-146-153-31 0-68 9-99 34z">
            <text:p/>
          </draw:path>
        </draw:g>
        <draw:g>
          <draw:custom-shape draw:style-name="gr12" draw:text-style-name="P1" draw:layer="layout" svg:width="2.921cm" svg:height="1.27cm" svg:x="0.478cm" svg:y="7.159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6§display§n_4,\; n_5§svg§600§FALSE§</svg:desc>
            <draw:polygon draw:style-name="gr2" draw:text-style-name="P2" draw:layer="layout" svg:width="2.526cm" svg:height="0.571cm" svg:x="0.675cm" svg:y="7.515cm" svg:viewBox="0 0 2527 572" draw:points="1264,572 0,572 0,0 2527,0 2527,572">
              <text:p/>
            </draw:polygon>
            <draw:path draw:style-name="gr3" draw:text-style-name="P3" draw:layer="layout" svg:width="0.496cm" svg:height="0.415cm" svg:x="0.701cm" svg:y="7.502cm" svg:viewBox="0 0 497 416" svg:d="M55 351c-3 16-8 36-8 42 0 15 13 23 26 23 10 0 28-8 34-26 0 0 13-44 18-68l18-83c8-18 13-39 16-60 5-15 13-44 13-46 13-29 62-112 150-112 42 0 50 34 50 65 0 54-47 174-60 213-8 21-10 31-10 42 0 44 33 75 75 75 86 0 120-133 120-140 0-11-8-11-11-11-8 0-8 3-13 18-18 63-49 112-93 112-16 0-24-8-24-28 0-24 11-47 18-65 19-50 55-151 55-203 0-63-39-99-104-99-83 0-127 60-143 81-5-52-44-81-86-81-41 0-60 36-67 52-16 31-29 86-29 88 0 11 10 11 10 11 11 0 11 0 16-21 16-65 34-109 68-109 18 0 28 10 28 41 0 19-2 29-15 78z">
              <text:p/>
            </draw:path>
            <draw:path draw:style-name="gr3" draw:text-style-name="P3" draw:layer="layout" svg:width="0.316cm" svg:height="0.433cm" svg:x="1.247cm" svg:y="7.614cm" svg:viewBox="0 0 317 434" svg:d="M317 328v-24h-73v-286c0-13 0-18-13-18-7 0-10 0-18 8l-213 296v24h190v54c0 21 0 29-52 29h-18v23c33-2 72-2 96-2 26 0 65 0 99 2v-23h-19c-52 0-52-8-52-29v-54zM195 70v234h-172z">
              <text:p/>
            </draw:path>
            <draw:path draw:style-name="gr3" draw:text-style-name="P3" draw:layer="layout" svg:width="0.108cm" svg:height="0.275cm" svg:x="1.71cm" svg:y="7.811cm" svg:viewBox="0 0 109 276" svg:d="M109 96c0-60-23-96-60-96-31 0-49 23-49 49 0 24 18 50 49 50 11 0 24-5 34-13 3-3 3-3 3-3 2 0 2 0 2 13 0 70-31 125-62 156-10 8-10 11-10 13 0 8 5 11 7 11 11 0 86-71 86-180z">
              <text:p/>
            </draw:path>
            <draw:path draw:style-name="gr3" draw:text-style-name="P3" draw:layer="layout" svg:width="0.496cm" svg:height="0.415cm" svg:x="2.315cm" svg:y="7.502cm" svg:viewBox="0 0 497 416" svg:d="M55 351c-3 16-8 36-8 42 0 15 10 23 26 23 10 0 26-8 34-26 0 0 10-44 15-68l21-83c5-18 10-39 16-60 5-15 10-44 13-46 13-29 62-112 148-112 41 0 49 34 49 65 0 54-44 174-60 213-7 21-7 31-7 42 0 44 31 75 72 75 86 0 123-133 123-140 0-11-11-11-13-11-8 0-8 3-13 18-19 63-50 112-94 112-16 0-21-8-21-28 0-24 8-47 16-65 18-50 54-151 54-203 0-63-39-99-104-99-83 0-127 60-143 81-5-52-41-81-83-81-41 0-60 36-67 52-16 31-29 86-29 88 0 11 10 11 10 11 11 0 11 0 16-21 16-65 34-109 68-109 18 0 28 10 28 41 0 19-2 29-15 78z">
              <text:p/>
            </draw:path>
            <draw:path draw:style-name="gr3" draw:text-style-name="P3" draw:layer="layout" svg:width="0.285cm" svg:height="0.438cm" svg:x="2.877cm" svg:y="7.619cm" svg:viewBox="0 0 286 439" svg:d="M60 68c31 7 52 7 62 7 86 0 135-57 135-67 0-5-5-8-7-8 0 0-3 0-6 3-15 5-49 18-96 18-18 0-54-3-96-18-5-3-8-3-8-3-8 0-8 8-8 18v190c0 10 0 18 11 18 5 0 5-2 13-10 28-34 67-39 88-39 39 0 57 31 60 36 13 21 16 44 16 83 0 19 0 58-19 86-18 21-44 37-75 37-42 0-86-24-101-65 23 2 36-13 36-32 0-28-23-33-34-33 0 0-31 0-31 36 0 57 52 114 130 114 83 0 156-59 156-140 0-73-57-140-135-140-29 0-63 7-91 31z">
              <text:p/>
            </draw:path>
          </draw:g>
        </draw:g>
        <draw:g>
          <draw:g>
            <svg:title>TexMaths</svg:title>
            <svg:desc>32§display§n_1,\;n_2,\;n_3,\;n_4§svg§600§FALSE§</svg:desc>
            <draw:polygon draw:style-name="gr2" draw:text-style-name="P2" draw:layer="layout" svg:width="6.565cm" svg:height="0.595cm" svg:x="5.723cm" svg:y="7.491cm" svg:viewBox="0 0 6566 596" draw:points="3282,596 0,596 0,0 6566,0 6566,596">
              <text:p/>
            </draw:polygon>
            <draw:path draw:style-name="gr3" draw:text-style-name="P3" draw:layer="layout" svg:width="0.565cm" svg:height="0.433cm" svg:x="5.753cm" svg:y="7.477cm" svg:viewBox="0 0 566 434" svg:d="M62 366c-3 16-9 38-9 43 0 17 15 25 30 25 12 0 33-8 39-27 0 0 14-46 20-71l21-87c9-19 15-40 18-62 6-16 15-46 15-49 14-30 71-116 172-116 47 0 56 35 56 67 0 57-53 182-68 223-9 21-12 32-12 43 0 46 38 79 86 79 98 0 136-138 136-147 0-10-9-10-12-10-9 0-9 2-14 19-21 65-57 116-107 116-18 0-27-8-27-30 0-24 12-49 21-68 21-51 62-157 62-211 0-65-44-103-118-103-95 0-146 62-163 84-6-54-51-84-98-84-48 0-68 38-77 54-18 33-33 90-33 92 0 11 12 11 12 11 12 0 12 0 18-21 17-68 38-114 77-114 20 0 32 11 32 43 0 19-3 30-17 81z">
              <text:p/>
            </draw:path>
            <draw:path draw:style-name="gr3" draw:text-style-name="P3" draw:layer="layout" svg:width="0.269cm" svg:height="0.444cm" svg:x="6.426cm" svg:y="7.599cm" svg:viewBox="0 0 270 445" svg:d="M166 19c0-19 0-19-21-19-47 43-115 43-145 43v25c18 0 65 0 107-19v341c0 22 0 30-74 30h-27v25c12 0 104-3 130-3 24 0 116 3 134 3v-25h-30c-74 0-74-8-74-30z">
              <text:p/>
            </draw:path>
            <draw:path draw:style-name="gr3" draw:text-style-name="P3" draw:layer="layout" svg:width="0.124cm" svg:height="0.286cm" svg:x="6.903cm" svg:y="7.8cm" svg:viewBox="0 0 125 287" svg:d="M125 100c0-62-27-100-69-100-35 0-56 24-56 52 0 24 21 51 56 51 12 0 27-5 39-14 3-2 3-2 3-2 3 0 3 0 3 13 0 74-36 130-71 163-12 8-12 11-12 14 0 8 6 10 9 10 12 0 98-73 98-187z">
              <text:p/>
            </draw:path>
            <draw:path draw:style-name="gr3" draw:text-style-name="P3" draw:layer="layout" svg:width="0.565cm" svg:height="0.433cm" svg:x="7.593cm" svg:y="7.477cm" svg:viewBox="0 0 566 434" svg:d="M62 366c-3 16-9 38-9 43 0 17 12 25 30 25 12 0 30-8 39-27 0 0 11-46 17-71l24-87c6-19 12-40 18-62 6-16 12-46 15-49 14-30 71-116 169-116 47 0 56 35 56 67 0 57-50 182-68 223-9 21-9 32-9 43 0 46 35 79 83 79 98 0 139-138 139-147 0-10-12-10-15-10-9 0-9 2-14 19-21 65-57 116-107 116-18 0-24-8-24-30 0-24 9-49 18-68 21-51 62-157 62-211 0-65-44-103-118-103-95 0-146 62-163 84-6-54-48-84-95-84-48 0-68 38-77 54-18 33-33 90-33 92 0 11 12 11 12 11 12 0 12 0 18-21 17-68 38-114 77-114 20 0 32 11 32 43 0 19-3 30-17 81z">
              <text:p/>
            </draw:path>
            <draw:path draw:style-name="gr3" draw:text-style-name="P3" draw:layer="layout" svg:width="0.325cm" svg:height="0.444cm" svg:x="8.234cm" svg:y="7.599cm" svg:viewBox="0 0 326 445" svg:d="M326 323h-27c0 16-8 54-17 62-6 3-63 3-74 3h-134c77-63 101-82 145-111 57-41 107-82 107-147 0-81-80-130-172-130s-154 60-154 119c0 36 33 38 39 38 17 0 38-11 38-35 0-11-3-35-41-35 20-49 71-63 106-63 74 0 113 52 113 106 0 60-47 106-71 130l-178 160c-6 6-6 6-6 25h302z">
              <text:p/>
            </draw:path>
            <draw:path draw:style-name="gr3" draw:text-style-name="P3" draw:layer="layout" svg:width="0.124cm" svg:height="0.286cm" svg:x="8.744cm" svg:y="7.8cm" svg:viewBox="0 0 125 287" svg:d="M125 100c0-62-27-100-69-100-35 0-56 24-56 52 0 24 21 51 56 51 12 0 27-5 39-14 3-2 3-2 3-2 3 0 3 0 3 13 0 74-36 130-71 163-12 8-12 11-12 14 0 8 6 10 9 10 12 0 98-73 98-187z">
              <text:p/>
            </draw:path>
            <draw:path draw:style-name="gr3" draw:text-style-name="P3" draw:layer="layout" svg:width="0.565cm" svg:height="0.433cm" svg:x="9.437cm" svg:y="7.477cm" svg:viewBox="0 0 566 434" svg:d="M62 366c-3 16-9 38-9 43 0 17 12 25 30 25 12 0 30-8 39-27 0 0 11-46 17-71l24-87c6-19 12-40 18-62 6-16 12-46 15-49 14-30 71-116 169-116 47 0 56 35 56 67 0 57-50 182-68 223-9 21-9 32-9 43 0 46 35 79 83 79 98 0 139-138 139-147 0-10-12-10-15-10-9 0-9 2-14 19-21 65-57 116-107 116-18 0-24-8-24-30 0-24 9-49 18-68 21-51 62-157 62-211 0-65-44-103-118-103-95 0-146 62-163 84-6-54-48-84-95-84-48 0-68 38-77 54-18 33-33 90-33 92 0 11 9 11 12 11 12 0 12 0 18-21 17-68 38-114 77-114 20 0 32 11 32 43 0 19-3 30-17 81z">
              <text:p/>
            </draw:path>
            <draw:path draw:style-name="gr3" draw:text-style-name="P3" draw:layer="layout" svg:width="0.337cm" svg:height="0.457cm" svg:x="10.069cm" svg:y="7.599cm" svg:viewBox="0 0 338 458" svg:d="M160 222c59 0 101 36 101 109 0 81-53 105-98 105-30 0-92-5-124-46 35 0 44-24 44-38 0-21-18-35-41-35-21 0-42 11-42 38 0 63 77 103 166 103 101 0 172-62 172-127 0-54-47-106-128-122 78-25 104-76 104-117 0-51-65-92-148-92-80 0-142 35-142 89 0 25 15 36 38 36 21 0 36-14 36-33 0-22-15-35-36-35 24-30 74-38 104-38 33 0 77 16 77 73 0 30-9 60-30 82-23 24-44 27-80 27-17 2-20 2-23 2s-9 0-9 8c0 11 9 11 21 11z">
              <text:p/>
            </draw:path>
            <draw:path draw:style-name="gr3" draw:text-style-name="P3" draw:layer="layout" svg:width="0.124cm" svg:height="0.286cm" svg:x="10.587cm" svg:y="7.8cm" svg:viewBox="0 0 125 287" svg:d="M125 100c0-62-27-100-69-100-35 0-56 24-56 52 0 24 21 51 56 51 12 0 27-5 39-14 3-2 3-2 3-2 3 0 3 0 3 13 0 74-36 130-71 163-12 8-12 11-12 14 0 8 6 10 9 10 12 0 98-73 98-187z">
              <text:p/>
            </draw:path>
            <draw:path draw:style-name="gr3" draw:text-style-name="P3" draw:layer="layout" svg:width="0.565cm" svg:height="0.433cm" svg:x="11.278cm" svg:y="7.477cm" svg:viewBox="0 0 566 434" svg:d="M62 366c-3 16-9 38-9 43 0 17 15 25 30 25 12 0 30-8 39-27 0 0 14-46 20-71l21-87c9-19 15-40 18-62 6-16 15-46 15-49 14-30 71-116 172-116 47 0 56 35 56 67 0 57-53 182-68 223-9 21-12 32-12 43 0 46 38 79 86 79 98 0 136-138 136-147 0-10-9-10-12-10-9 0-9 2-14 19-21 65-57 116-107 116-18 0-27-8-27-30 0-24 12-49 21-68 21-51 62-157 62-211 0-65-44-103-118-103-95 0-146 62-163 84-6-54-51-84-98-84-48 0-68 38-77 54-18 33-33 90-33 92 0 11 12 11 12 11 12 0 12 0 18-21 17-68 38-114 77-114 20 0 32 11 32 43 0 19-3 30-17 81z">
              <text:p/>
            </draw:path>
            <draw:path draw:style-name="gr3" draw:text-style-name="P3" draw:layer="layout" svg:width="0.361cm" svg:height="0.452cm" svg:x="11.901cm" svg:y="7.594cm" svg:viewBox="0 0 362 453" svg:d="M362 342v-25h-83v-298c0-14 0-19-15-19-9 0-12 0-21 8l-243 309v25h216v57c0 21 0 29-59 29h-21v25c39-3 83-3 110-3 30 0 74 0 113 3v-25h-21c-59 0-59-8-59-29v-57zM222 73v244h-195z">
              <text:p/>
            </draw:path>
          </draw:g>
          <draw:custom-shape draw:style-name="gr13" draw:text-style-name="P1" draw:layer="layout" svg:width="6.985cm" svg:height="1.27cm" svg:x="5.431cm" svg:y="7.15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svg:title>TexMaths</svg:title>
            <svg:desc>28§display§n_1,\;n_5§svg§600§FALSE§</svg:desc>
            <draw:polygon draw:style-name="gr2" draw:text-style-name="P2" draw:layer="layout" svg:width="2.721cm" svg:height="0.615cm" svg:x="14.166cm" svg:y="7.493cm" svg:viewBox="0 0 2722 616" draw:points="1361,616 0,616 0,0 2722,0 2722,616">
              <text:p/>
            </draw:polygon>
            <draw:path draw:style-name="gr3" draw:text-style-name="P3" draw:layer="layout" svg:width="0.534cm" svg:height="0.447cm" svg:x="14.194cm" svg:y="7.479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  <text:p/>
            </draw:path>
            <draw:path draw:style-name="gr3" draw:text-style-name="P3" draw:layer="layout" svg:width="0.254cm" svg:height="0.458cm" svg:x="14.83cm" svg:y="7.605cm" svg:viewBox="0 0 255 459" svg:d="M157 20c0-20 0-20-20-20-45 45-109 45-137 45v25c17 0 62 0 101-20v353c0 23 0 31-70 31h-25v25c11 0 98-3 123-3 22 0 109 3 126 3v-25h-28c-70 0-70-8-70-31z">
              <text:p/>
            </draw:path>
            <draw:path draw:style-name="gr3" draw:text-style-name="P3" draw:layer="layout" svg:width="0.117cm" svg:height="0.296cm" svg:x="15.281cm" svg:y="7.812cm" svg:viewBox="0 0 118 297" svg:d="M118 104c0-65-26-104-65-104-33 0-53 25-53 53 0 25 20 53 53 53 11 0 25-5 37-14 2-2 2-2 2-2 3 0 3 0 3 14 0 75-33 134-67 168-11 8-11 11-11 14 0 8 5 11 8 11 11 0 93-76 93-193z">
              <text:p/>
            </draw:path>
            <draw:path draw:style-name="gr3" draw:text-style-name="P3" draw:layer="layout" svg:width="0.534cm" svg:height="0.447cm" svg:x="15.933cm" svg:y="7.479cm" svg:viewBox="0 0 535 448" svg:d="M59 378c-3 17-9 39-9 45 0 17 12 25 28 25 12 0 28-8 37-28 0 0 11-48 17-73l22-89c6-20 11-42 17-65 5-17 11-47 14-50 14-31 67-121 159-121 45 0 54 37 54 70 0 59-48 188-65 230-8 22-8 34-8 45 0 47 33 81 78 81 93 0 132-143 132-151 0-11-11-11-14-11-9 0-9 2-14 19-20 67-53 121-101 121-17 0-22-9-22-31 0-25 8-51 16-70 20-53 59-163 59-219 0-67-42-106-112-106-89 0-137 64-154 87-5-56-45-87-89-87-45 0-65 39-73 56-17 34-31 92-31 95 0 11 11 11 11 11 11 0 11 0 17-22 17-70 36-118 73-118 19 0 31 12 31 45 0 20-3 31-17 84z">
              <text:p/>
            </draw:path>
            <draw:path draw:style-name="gr3" draw:text-style-name="P3" draw:layer="layout" svg:width="0.307cm" svg:height="0.472cm" svg:x="16.538cm" svg:y="7.605cm" svg:viewBox="0 0 308 473" svg:d="M64 73c34 8 56 8 68 8 92 0 145-61 145-73 0-5-5-8-8-8 0 0-3 0-6 3-17 5-53 19-103 19-20 0-59-2-104-19-6-3-8-3-8-3-9 0-9 8-9 20v204c0 11 0 20 11 20 6 0 6-3 14-12 31-36 73-42 96-42 42 0 61 34 64 40 14 22 17 47 17 89 0 20 0 62-20 93-19 22-47 39-81 39-45 0-92-25-109-70 25 3 39-14 39-34 0-31-25-36-36-36 0 0-34 0-34 39 0 62 56 123 140 123 90 0 168-64 168-151 0-78-62-151-146-151-30 0-67 8-98 33z">
              <text:p/>
            </draw:path>
          </draw:g>
          <draw:custom-shape draw:style-name="gr12" draw:text-style-name="P1" draw:layer="layout" svg:width="2.921cm" svg:height="1.27cm" svg:x="14.067cm" svg:y="7.159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8" draw:layer="layout" svg:x1="9.906cm" svg:y1="11.811cm" svg:x2="8.763cm" svg:y2="13.208cm">
          <text:p/>
        </draw:line>
        <draw:line draw:style-name="gr14" draw:text-style-name="P8" draw:layer="layout" svg:x1="1.894cm" svg:y1="5.826cm" svg:x2="1.894cm" svg:y2="7.096cm">
          <text:p/>
        </draw:line>
        <draw:line draw:style-name="gr14" draw:text-style-name="P8" draw:layer="layout" svg:x1="3.418cm" svg:y1="8.493cm" svg:x2="9.652cm" svg:y2="10.541cm">
          <text:p/>
        </draw:line>
        <draw:line draw:style-name="gr10" draw:text-style-name="P8" draw:layer="layout" svg:x1="7.101cm" svg:y1="5.572cm" svg:x2="8.879cm" svg:y2="7.096cm">
          <text:p/>
        </draw:line>
        <draw:line draw:style-name="gr10" draw:text-style-name="P8" draw:layer="layout" svg:x1="9.006cm" svg:y1="8.493cm" svg:x2="2.921cm" svg:y2="10.541cm">
          <text:p/>
        </draw:line>
        <draw:line draw:style-name="gr15" draw:text-style-name="P8" draw:layer="layout" svg:x1="15.229cm" svg:y1="5.826cm" svg:x2="15.356cm" svg:y2="7.096cm">
          <text:p/>
        </draw:line>
        <draw:line draw:style-name="gr15" draw:text-style-name="P8" draw:layer="layout" svg:x1="15.356cm" svg:y1="8.493cm" svg:x2="11.8cm" svg:y2="10.525cm">
          <text:p/>
        </draw:line>
        <draw:line draw:style-name="gr15" draw:text-style-name="P8" draw:layer="layout" svg:x1="11.419cm" svg:y1="12.049cm" svg:x2="13.081cm" svg:y2="13.208cm">
          <text:p/>
        </draw:line>
        <draw:line draw:style-name="gr15" draw:text-style-name="P8" draw:layer="layout" svg:x1="9.006cm" svg:y1="2.651cm" svg:x2="14.34cm" svg:y2="3.921cm">
          <text:p/>
        </draw:line>
        <draw:line draw:style-name="gr14" draw:text-style-name="P8" draw:layer="layout" svg:x1="8.879cm" svg:y1="2.651cm" svg:x2="2.91cm" svg:y2="4.048cm">
          <text:p/>
        </draw:line>
        <draw:line draw:style-name="gr10" draw:text-style-name="P8" draw:layer="layout" svg:x1="9.006cm" svg:y1="2.651cm" svg:x2="7.228cm" svg:y2="3.921cm">
          <text:p/>
        </draw:line>
        <draw:line draw:style-name="gr16" draw:text-style-name="P8" draw:layer="layout" svg:x1="5.461cm" svg:y1="17.764cm" svg:x2="4.572cm" svg:y2="18.415cm">
          <text:p/>
        </draw:line>
        <draw:g>
          <draw:custom-shape draw:style-name="gr12" draw:text-style-name="P1" draw:layer="layout" svg:width="2.921cm" svg:height="1.27cm" svg:x="7.239cm" svg:y="13.271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6§display§n_4,\; n_5§svg§600§FALSE§</svg:desc>
            <draw:polygon draw:style-name="gr2" draw:text-style-name="P2" draw:layer="layout" svg:width="2.526cm" svg:height="0.571cm" svg:x="7.436cm" svg:y="13.627cm" svg:viewBox="0 0 2527 572" draw:points="1264,572 0,572 0,0 2527,0 2527,572">
              <text:p/>
            </draw:polygon>
            <draw:path draw:style-name="gr3" draw:text-style-name="P3" draw:layer="layout" svg:width="0.496cm" svg:height="0.415cm" svg:x="7.462cm" svg:y="13.614cm" svg:viewBox="0 0 497 416" svg:d="M55 351c-3 16-8 36-8 42 0 15 13 23 26 23 10 0 28-8 34-26 0 0 13-44 18-68l18-83c8-18 13-39 16-60 5-15 13-44 13-46 13-29 62-112 150-112 42 0 50 34 50 65 0 54-47 174-60 213-8 21-10 31-10 42 0 44 33 75 75 75 86 0 120-133 120-140 0-11-8-11-11-11-8 0-8 3-13 18-18 63-49 112-93 112-16 0-24-8-24-28 0-24 11-47 18-65 19-50 55-151 55-203 0-63-39-99-104-99-83 0-127 60-143 81-5-52-44-81-86-81-41 0-60 36-67 52-16 31-29 86-29 88 0 11 10 11 10 11 11 0 11 0 16-21 16-65 34-109 68-109 18 0 28 10 28 41 0 19-2 29-15 78z">
              <text:p/>
            </draw:path>
            <draw:path draw:style-name="gr3" draw:text-style-name="P3" draw:layer="layout" svg:width="0.316cm" svg:height="0.433cm" svg:x="8.008cm" svg:y="13.726cm" svg:viewBox="0 0 317 434" svg:d="M317 328v-24h-73v-286c0-13 0-18-13-18-7 0-10 0-18 8l-213 296v24h190v54c0 21 0 29-52 29h-18v23c33-2 72-2 96-2 26 0 65 0 99 2v-23h-19c-52 0-52-8-52-29v-54zM195 70v234h-172z">
              <text:p/>
            </draw:path>
            <draw:path draw:style-name="gr3" draw:text-style-name="P3" draw:layer="layout" svg:width="0.108cm" svg:height="0.275cm" svg:x="8.471cm" svg:y="13.923cm" svg:viewBox="0 0 109 276" svg:d="M109 96c0-60-23-96-60-96-31 0-49 23-49 49 0 24 18 50 49 50 11 0 24-5 34-13 3-3 3-3 3-3 2 0 2 0 2 13 0 70-31 125-62 156-10 8-10 11-10 13 0 8 5 11 7 11 11 0 86-71 86-180z">
              <text:p/>
            </draw:path>
            <draw:path draw:style-name="gr3" draw:text-style-name="P3" draw:layer="layout" svg:width="0.496cm" svg:height="0.415cm" svg:x="9.076cm" svg:y="13.614cm" svg:viewBox="0 0 497 416" svg:d="M55 351c-3 16-8 36-8 42 0 15 10 23 26 23 10 0 26-8 34-26 0 0 10-44 15-68l21-83c5-18 10-39 16-60 5-15 10-44 13-46 13-29 62-112 148-112 41 0 49 34 49 65 0 54-44 174-60 213-7 21-7 31-7 42 0 44 31 75 72 75 86 0 123-133 123-140 0-11-11-11-13-11-8 0-8 3-13 18-19 63-50 112-94 112-16 0-21-8-21-28 0-24 8-47 16-65 18-50 54-151 54-203 0-63-39-99-104-99-83 0-127 60-143 81-5-52-41-81-83-81-41 0-60 36-67 52-16 31-29 86-29 88 0 11 10 11 10 11 11 0 11 0 16-21 16-65 34-109 68-109 18 0 28 10 28 41 0 19-2 29-15 78z">
              <text:p/>
            </draw:path>
            <draw:path draw:style-name="gr3" draw:text-style-name="P3" draw:layer="layout" svg:width="0.285cm" svg:height="0.438cm" svg:x="9.638cm" svg:y="13.731cm" svg:viewBox="0 0 286 439" svg:d="M60 68c31 7 52 7 62 7 86 0 135-57 135-67 0-5-5-8-7-8 0 0-3 0-6 3-15 5-49 18-96 18-18 0-54-3-96-18-5-3-8-3-8-3-8 0-8 8-8 18v190c0 10 0 18 11 18 5 0 5-2 13-10 28-34 67-39 88-39 39 0 57 31 60 36 13 21 16 44 16 83 0 19 0 58-19 86-18 21-44 37-75 37-42 0-86-24-101-65 23 2 36-13 36-32 0-28-23-33-34-33 0 0-31 0-31 36 0 57 52 114 130 114 83 0 156-59 156-140 0-73-57-140-135-140-29 0-63 7-91 31z">
              <text:p/>
            </draw:path>
          </draw:g>
        </draw:g>
        <draw:line draw:style-name="gr14" draw:text-style-name="P8" draw:layer="layout" svg:x1="8.763cm" svg:y1="14.605cm" svg:x2="6.985cm" svg:y2="16.002cm">
          <text:p/>
        </draw:line>
        <draw:line draw:style-name="gr17" draw:text-style-name="P8" draw:layer="layout" svg:x1="9.017cm" svg:y1="2.667cm" svg:x2="10.033cm" svg:y2="3.81cm">
          <text:p/>
        </draw:line>
        <draw:line draw:style-name="gr17" draw:text-style-name="P8" draw:layer="layout" svg:x1="11.684cm" svg:y1="5.334cm" svg:x2="12.573cm" svg:y2="5.969cm">
          <text:p/>
        </draw:line>
        <draw:g>
          <draw:g>
            <draw:g>
              <svg:title>TexMaths</svg:title>
              <svg:desc>26§display§n_3§svg§600§FALSE§</svg:desc>
              <draw:polygon draw:style-name="gr2" draw:text-style-name="P2" draw:layer="layout" svg:width="0.912cm" svg:height="0.529cm" svg:x="12.537cm" svg:y="6.062cm" svg:viewBox="0 0 913 530" draw:points="455,530 0,530 0,0 913,0 913,530">
                <text:p/>
              </draw:polygon>
              <draw:path draw:style-name="gr3" draw:text-style-name="P3" draw:layer="layout" svg:width="0.496cm" svg:height="0.415cm" svg:x="12.563cm" svg:y="6.049cm" svg:viewBox="0 0 497 416" svg:d="M55 351c-3 15-8 36-8 41 0 16 13 24 26 24 10 0 28-8 34-26 0 0 13-44 18-68l18-83c8-18 13-39 16-60 5-15 13-44 13-46 13-29 62-112 151-112 41 0 49 34 49 65 0 54-47 174-60 213-8 21-10 31-10 41 0 45 34 76 75 76 86 0 120-133 120-141 0-10-8-10-11-10-7 0-7 3-13 18-18 63-49 112-93 112-16 0-24-8-24-29 0-23 11-46 19-65 18-49 54-150 54-202 0-63-39-99-104-99-83 0-127 60-143 81-5-52-44-81-86-81-41 0-60 36-67 52-16 31-29 86-29 88 0 11 10 11 10 11 11 0 11 0 16-21 16-65 34-109 68-109 18 0 28 10 28 41 0 19-2 29-15 78z">
                <text:p/>
              </draw:path>
              <draw:path draw:style-name="gr3" draw:text-style-name="P3" draw:layer="layout" svg:width="0.296cm" svg:height="0.438cm" svg:x="13.117cm" svg:y="6.166cm" svg:viewBox="0 0 297 439" svg:d="M140 213c52 0 89 34 89 104 0 78-47 101-86 101-26 0-81-5-109-44 31 0 39-23 39-36 0-21-16-34-37-34-18 0-36 10-36 36 0 60 68 99 146 99 88 0 151-60 151-122 0-52-42-101-112-117 67-23 91-73 91-112 0-49-58-88-130-88-71 0-125 34-125 86 0 23 13 34 34 34 18 0 31-13 31-32 0-20-13-33-31-33 20-29 65-37 91-37 28 0 67 16 67 70 0 29-8 57-26 78-21 24-39 26-70 26-16 3-18 3-21 3-2 0-5 0-5 8 0 10 5 10 16 10z">
                <text:p/>
              </draw:path>
            </draw:g>
          </draw:g>
          <draw:custom-shape draw:style-name="gr18" draw:text-style-name="P8" draw:layer="layout" svg:width="1.524cm" svg:height="1.524cm" svg:x="12.229cm" svg:y="5.55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g>
              <svg:title>TexMaths</svg:title>
              <svg:desc>26§display§n_4§svg§600§FALSE§</svg:desc>
              <draw:polygon draw:style-name="gr2" draw:text-style-name="P2" draw:layer="layout" svg:width="0.912cm" svg:height="0.529cm" svg:x="2.721cm" svg:y="13.344cm" svg:viewBox="0 0 913 530" draw:points="455,530 0,530 0,0 913,0 913,530">
                <text:p/>
              </draw:polygon>
              <draw:path draw:style-name="gr3" draw:text-style-name="P3" draw:layer="layout" svg:width="0.496cm" svg:height="0.415cm" svg:x="2.747cm" svg:y="13.331cm" svg:viewBox="0 0 497 416" svg:d="M55 351c-3 16-8 36-8 42 0 15 13 23 26 23 10 0 28-8 34-26 0 0 13-44 18-68l18-83c8-18 13-39 16-60 5-15 13-44 13-46 13-29 62-112 151-112 41 0 49 34 49 65 0 54-47 174-60 213-8 21-10 31-10 42 0 44 34 75 75 75 86 0 120-133 120-140 0-11-8-11-11-11-7 0-7 3-13 18-18 63-49 112-93 112-16 0-24-8-24-28 0-24 11-47 19-65 18-50 54-151 54-203 0-63-39-99-104-99-83 0-127 60-143 81-5-52-44-81-86-81-41 0-60 36-67 52-16 31-29 86-29 88 0 11 10 11 10 11 11 0 11 0 16-21 16-65 34-109 68-109 18 0 28 10 28 41 0 19-2 29-15 78z">
                <text:p/>
              </draw:path>
              <draw:path draw:style-name="gr3" draw:text-style-name="P3" draw:layer="layout" svg:width="0.316cm" svg:height="0.433cm" svg:x="3.293cm" svg:y="13.443cm" svg:viewBox="0 0 317 434" svg:d="M317 328v-24h-72v-286c0-13 0-18-13-18-8 0-11 0-19 8l-213 296v24h190v54c0 21 0 29-52 29h-18v23c33-2 72-2 96-2 26 0 65 0 99 2v-23h-18c-52 0-52-8-52-29v-54zM195 70v234h-172z">
                <text:p/>
              </draw:path>
            </draw:g>
          </draw:g>
          <draw:custom-shape draw:style-name="gr18" draw:text-style-name="P8" draw:layer="layout" svg:width="1.524cm" svg:height="1.524cm" svg:x="2.396cm" svg:y="12.8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g>
              <svg:title>TexMaths</svg:title>
              <svg:desc>26§display§n_1§svg§600§FALSE§</svg:desc>
              <draw:polygon draw:style-name="gr2" draw:text-style-name="P2" draw:layer="layout" svg:width="0.912cm" svg:height="0.529cm" svg:x="13.01cm" svg:y="13.335cm" svg:viewBox="0 0 913 530" draw:points="455,530 0,530 0,0 913,0 913,530">
                <text:p/>
              </draw:polygon>
              <draw:path draw:style-name="gr3" draw:text-style-name="P3" draw:layer="layout" svg:width="0.496cm" svg:height="0.415cm" svg:x="13.036cm" svg:y="13.322cm" svg:viewBox="0 0 497 416" svg:d="M55 351c-3 15-8 36-8 41 0 16 13 24 26 24 10 0 28-8 34-26 0 0 13-44 18-68l18-83c8-18 13-39 16-60 5-15 13-44 13-46 13-29 62-112 151-112 41 0 49 34 49 65 0 54-47 174-60 213-8 21-10 31-10 41 0 45 34 76 75 76 86 0 120-133 120-141 0-10-8-10-11-10-7 0-7 3-13 18-18 63-49 112-93 112-16 0-24-8-24-29 0-23 11-46 19-65 18-49 54-150 54-202 0-63-39-99-104-99-83 0-127 60-143 81-5-52-44-81-86-81-41 0-60 36-67 52-16 31-29 86-29 88 0 11 10 11 10 11 11 0 11 0 16-21 16-65 34-109 68-109 18 0 28 10 28 41 0 19-2 29-15 78z">
                <text:p/>
              </draw:path>
              <draw:path draw:style-name="gr3" draw:text-style-name="P3" draw:layer="layout" svg:width="0.236cm" svg:height="0.425cm" svg:x="13.626cm" svg:y="13.439cm" svg:viewBox="0 0 237 426" svg:d="M146 18c0-18 0-18-19-18-41 42-101 42-127 42v23c16 0 57 0 94-18v327c0 21 0 29-65 29h-24v23c11 0 91-3 115-3 20 0 101 3 117 3v-23h-26c-65 0-65-8-65-29z">
                <text:p/>
              </draw:path>
            </draw:g>
          </draw:g>
          <draw:custom-shape draw:style-name="gr18" draw:text-style-name="P8" draw:layer="layout" svg:width="1.524cm" svg:height="1.524cm" svg:x="12.704cm" svg:y="12.83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g>
              <svg:title>TexMaths</svg:title>
              <svg:desc>26§display§n_4§svg§600§FALSE§</svg:desc>
              <draw:polygon draw:style-name="gr2" draw:text-style-name="P2" draw:layer="layout" svg:width="0.912cm" svg:height="0.529cm" svg:x="3.682cm" svg:y="18.492cm" svg:viewBox="0 0 913 530" draw:points="455,530 0,530 0,0 913,0 913,530">
                <text:p/>
              </draw:polygon>
              <draw:path draw:style-name="gr3" draw:text-style-name="P3" draw:layer="layout" svg:width="0.496cm" svg:height="0.415cm" svg:x="3.708cm" svg:y="18.479cm" svg:viewBox="0 0 497 416" svg:d="M55 351c-3 16-8 36-8 42 0 15 13 23 26 23 10 0 28-8 34-26 0 0 13-44 18-68l18-83c8-18 13-39 16-60 5-15 13-44 13-46 13-29 62-112 151-112 41 0 49 34 49 65 0 54-47 174-60 213-8 21-10 31-10 42 0 44 34 75 75 75 86 0 120-133 120-140 0-11-8-11-11-11-7 0-7 3-13 18-18 63-49 112-93 112-16 0-24-8-24-28 0-24 11-47 19-65 18-50 54-151 54-203 0-63-39-99-104-99-83 0-127 60-143 81-5-52-44-81-86-81-41 0-60 36-67 52-16 31-29 86-29 88 0 11 10 11 10 11 11 0 11 0 16-21 16-65 34-109 68-109 18 0 28 10 28 41 0 19-2 29-15 78z">
                <text:p/>
              </draw:path>
              <draw:path draw:style-name="gr3" draw:text-style-name="P3" draw:layer="layout" svg:width="0.316cm" svg:height="0.433cm" svg:x="4.254cm" svg:y="18.591cm" svg:viewBox="0 0 317 434" svg:d="M317 328v-24h-72v-286c0-13 0-18-13-18-8 0-11 0-19 8l-213 296v24h190v54c0 21 0 29-52 29h-18v23c33-2 72-2 96-2 26 0 65 0 99 2v-23h-18c-52 0-52-8-52-29v-54zM195 70v234h-172z">
                <text:p/>
              </draw:path>
            </draw:g>
          </draw:g>
          <draw:custom-shape draw:style-name="gr18" draw:text-style-name="P8" draw:layer="layout" svg:width="1.524cm" svg:height="1.524cm" svg:x="3.375cm" svg:y="17.9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1:41:08.498362089</meta:creation-date>
    <dc:date>2017-03-06T13:40:32.944637940</dc:date>
    <meta:editing-duration>PT50M37S</meta:editing-duration>
    <meta:editing-cycles>16</meta:editing-cycles>
    <meta:generator>LibreOffice/5.1.6.2$Linux_X86_64 LibreOffice_project/10m0$Build-2</meta:generator>
    <meta:document-statistic meta:object-count="177"/>
  </office:meta>
</office:document-meta>
</file>